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2.011cm" style:rel-column-width="11774*"/>
    </style:style>
    <style:style style:name="Tabla1.B" style:family="table-column">
      <style:table-column-properties style:column-width="2.011cm" style:rel-column-width="11775*"/>
    </style:style>
    <style:style style:name="Tabla1.C" style:family="table-column">
      <style:table-column-properties style:column-width="3.586cm" style:rel-column-width="20993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C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5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C5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12" style:family="table-cell" style:data-style-name="N8100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C12" style:family="table-cell">
      <style:table-cell-properties fo:background-color="#ff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D12" style:family="table-cell">
      <style:table-cell-properties fo:background-color="#ffffff" fo:padding="0.097cm" fo:border="0.002cm solid #000000">
        <style:background-image/>
      </style:table-cell-properties>
    </style:style>
    <style:style style:name="Tabla1.C13" style:family="table-cell">
      <style:table-cell-properties fo:background-color="#ffffff" fo:padding="0.097cm" fo:border-left="0.002cm solid #000000" fo:border-right="none" fo:border-top="none" fo:border-bottom="0.002cm solid #000000">
        <style:background-image/>
      </style:table-cell-properties>
    </style:style>
    <style:style style:name="Tabla1.D13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15" style:family="table-row">
      <style:table-row-properties style:min-row-height="0.723cm"/>
    </style:style>
    <style:style style:name="Tabla1.A15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16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Times New Roman" fo:font-size="10pt" style:font-size-asian="10pt" style:font-size-complex="10pt"/>
    </style:style>
    <style:style style:name="P9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Calibri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 style:font-size-asian="12pt" style:font-weight-asian="normal" style:font-size-complex="12pt" style:font-weight-complex="normal"/>
    </style:style>
    <style:style style:name="T2" style:family="text">
      <style:text-properties fo:font-variant="normal" fo:text-transform="none" fo:letter-spacing="normal" style:font-size-asian="12pt" style:font-weight-asian="normal" style:font-size-complex="12pt" style:font-weight-complex="normal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row>
          <table:table-cell table:style-name="Tabla1.A1" table:number-columns-spanned="4" office:value-type="float" office:value="0">
            <text:p text:style-name="P9">Información <text:s/>del Transporte Aéreo</text:p>
          </table:table-cell>
          <table:covered-table-cell/>
          <table:covered-table-cell/>
          <table:covered-table-cell/>
        </table:table-row>
        <table:table-row>
          <table:table-cell table:style-name="Tabla1.A2" table:number-columns-spanned="2" office:value-type="float" office:value="0">
            <text:p text:style-name="P14">Cliente:</text:p>
          </table:table-cell>
          <table:covered-table-cell/>
          <table:table-cell table:style-name="Tabla1.C2" table:number-columns-spanned="2" office:value-type="string">
            <text:p text:style-name="P19">NUTRIMENTOS ESPINEL E.I.R.L.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Destino:</text:p>
          </table:table-cell>
          <table:covered-table-cell/>
          <table:table-cell table:style-name="Tabla1.C2" table:number-columns-spanned="2" office:value-type="string">
            <text:p text:style-name="P19">PIU</text:p>
          </table:table-cell>
          <table:covered-table-cell/>
        </table:table-row>
        <table:table-row>
          <table:table-cell table:style-name="Tabla1.A2" table:number-columns-spanned="2" office:value-type="float" office:value="0">
            <text:p text:style-name="P14">Consignatario 1:</text:p>
          </table:table-cell>
          <table:covered-table-cell/>
          <table:table-cell table:style-name="Tabla1.C2" table:number-columns-spanned="2" office:value-type="string">
            <text:p text:style-name="P19">GOMEZ SAAVEDRA JANET ELIZABETH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Consignatario 2:</text:p>
          </table:table-cell>
          <table:covered-table-cell/>
          <table:table-cell table:style-name="Tabla1.C5" table:number-columns-spanned="2" office:value-type="string">
            <text:p text:style-name="P19">DIEGO NATIVIDAD CHUQUICONDOR PANGALINA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4">Total de Cajas:</text:p>
          </table:table-cell>
          <table:covered-table-cell/>
          <table:table-cell table:style-name="Tabla1.C5" table:number-columns-spanned="2" office:value-type="string">
            <text:p text:style-name="P17">3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POLLO BB CRIOLLOS:</text:p>
          </table:table-cell>
          <table:covered-table-cell/>
          <table:table-cell table:style-name="Tabla1.C5" table:number-columns-spanned="2" office:value-type="string">
            <text:p text:style-name="P19">300</text:p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5" table:number-columns-spanned="2" office:value-type="float" office:value="0">
            <text:p text:style-name="P19">:</text:p>
          </table:table-cell>
          <table:covered-table-cell/>
          <table:table-cell table:style-name="Tabla1.C5" table:number-columns-spanned="2" office:value-type="string">
            <text:p text:style-name="P19"/>
          </table:table-cell>
          <table:covered-table-cell/>
        </table:table-row>
        <table:table-row>
          <table:table-cell table:style-name="Tabla1.A12" office:value-type="float" office:value="0">
            <text:p text:style-name="P14">Linea Aérea:</text:p>
          </table:table-cell>
          <table:table-cell table:style-name="Tabla1.A12" office:value-type="float" office:value="0">
            <text:p text:style-name="P16">LATAM</text:p>
          </table:table-cell>
          <table:table-cell table:style-name="Tabla1.C12" office:value-type="string">
            <text:p text:style-name="P14">Fecha de Envio:</text:p>
          </table:table-cell>
          <table:table-cell table:style-name="Tabla1.D12" office:value-type="string">
            <text:p text:style-name="P16"><text:span text:style-name="T2">07/09/2021</text:span> </text:p>
          </table:table-cell>
        </table:table-row>
        <table:table-row>
          <table:table-cell table:style-name="Tabla1.A5" office:value-type="float" office:value="0">
            <text:p text:style-name="P14">N° Vuelo:</text:p>
          </table:table-cell>
          <table:table-cell table:style-name="Tabla1.A5" office:value-type="float" office:value="0">
            <text:p text:style-name="P19">LA2306</text:p>
          </table:table-cell>
          <table:table-cell table:style-name="Tabla1.C13" office:value-type="string">
            <text:p text:style-name="P14">Hora Llegada:</text:p>
          </table:table-cell>
          <table:table-cell table:style-name="Tabla1.D13" office:value-type="string">
            <text:p text:style-name="P19">06:50</text:p>
          </table:table-cell>
        </table:table-row>
        <table:table-row>
          <table:table-cell table:style-name="Tabla1.A5" table:number-columns-spanned="2" office:value-type="float" office:value="0">
            <text:p text:style-name="P15">Orden de Servicio:</text:p>
          </table:table-cell>
          <table:covered-table-cell/>
          <table:table-cell table:style-name="Tabla1.D13" table:number-columns-spanned="2" office:value-type="string">
            <text:p text:style-name="P17">50782454</text:p>
          </table:table-cell>
          <table:covered-table-cell/>
        </table:table-row>
        <table:table-row table:style-name="Tabla1.15">
          <table:table-cell table:style-name="Tabla1.A15" table:number-columns-spanned="4" office:value-type="float" office:value="0">
            <text:p text:style-name="P10"/>
            <text:p text:style-name="P11">TERMINOS Y CONDICIONES DE RESPONSABILIDAD</text:p>
          </table:table-cell>
          <table:covered-table-cell/>
          <table:covered-table-cell/>
          <table:covered-table-cell/>
        </table:table-row>
        <table:table-row>
          <table:table-cell table:style-name="Tabla1.A16" table:number-columns-spanned="4" office:value-type="float" office:value="0">
            <text:p text:style-name="P12">El <text:span text:style-name="T3">CLIENTE</text:span> deberá verificar su carga al momento de recoger en aerolínea, una vez firmado el acta de conformidad no habrá lugar a reclamo.</text:p>
            <text:p text:style-name="P12"/>
            <text:p text:style-name="P12"><text:span text:style-name="T3">GENETICA AVICOLA</text:span>: Queda fuera de responsabilidad de lo que pudiera ocurrir en el traslado de las aves bb vivas en la aerolínea.</text:p>
            <text:p text:style-name="P12"/>
            <text:p text:style-name="P12">Luego de haber leído los Terminos y Condiciones de Responsabilidad el <text:span text:style-name="T3">CLIENTE</text:span> renuncia a presentar reclamo a la empresa <text:span text:style-name="T3">GENETICA AVICOLA.</text:span></text:p>
          </table:table-cell>
          <table:covered-table-cell/>
          <table:covered-table-cell/>
          <table:covered-table-cell/>
        </table:table-row>
      </table:table>
      <text:p text:style-name="P7"/>
      <text:p text:style-name="P8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06T22:44:01</dc:date>
    <meta:editing-duration>P6DT23H27M6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5" meta:word-count="117" meta:character-count="1116"/>
  </office:meta>
</office:document-meta>
</file>